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sults-dim100-3-2-11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14569536424" calcext:value-type="float">
            <text:p>0.8145695364</text:p>
          </table:table-cell>
          <table:table-cell office:value-type="string" calcext:value-type="string">
            <text:p><text:s/>for ml-(3)-2-11-W2V-3 (11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88079470199" calcext:value-type="float">
            <text:p>0.7880794702</text:p>
          </table:table-cell>
          <table:table-cell office:value-type="string" calcext:value-type="string">
            <text:p><text:s/>for ml-(3)-2-11-W2V-3 (12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74834437086" calcext:value-type="float">
            <text:p>0.7748344371</text:p>
          </table:table-cell>
          <table:table-cell office:value-type="string" calcext:value-type="string">
            <text:p><text:s/>for ml-(3)-2-11-W2V-3 (13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27814569536" calcext:value-type="float">
            <text:p>0.8278145695</text:p>
          </table:table-cell>
          <table:table-cell office:value-type="string" calcext:value-type="string">
            <text:p><text:s/>for ml-(3)-2-11-W2V-3 (14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74834437086" calcext:value-type="float">
            <text:p>0.7748344371</text:p>
          </table:table-cell>
          <table:table-cell office:value-type="string" calcext:value-type="string">
            <text:p><text:s/>for ml-(3)-2-11-W2V-3 (15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74834437086" calcext:value-type="float">
            <text:p>0.7748344371</text:p>
          </table:table-cell>
          <table:table-cell office:value-type="string" calcext:value-type="string">
            <text:p><text:s/>for ml-(3)-2-11-W2V-3 (16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81456953642" calcext:value-type="float">
            <text:p>0.7814569536</text:p>
          </table:table-cell>
          <table:table-cell office:value-type="string" calcext:value-type="string">
            <text:p><text:s/>for ml-(3)-2-11-W2V-3 (17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81456953642" calcext:value-type="float">
            <text:p>0.7814569536</text:p>
          </table:table-cell>
          <table:table-cell office:value-type="string" calcext:value-type="string">
            <text:p><text:s/>for ml-(3)-2-11-W2V-3 (18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54966887417" calcext:value-type="float">
            <text:p>0.7549668874</text:p>
          </table:table-cell>
          <table:table-cell office:value-type="string" calcext:value-type="string">
            <text:p><text:s/>for ml-(3)-2-11-W2V-3 (19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6821192053" calcext:value-type="float">
            <text:p>0.7682119205</text:p>
          </table:table-cell>
          <table:table-cell office:value-type="string" calcext:value-type="string">
            <text:p><text:s/>for ml-(3)-2-11-W2V-3 (20)</text:p>
          </table:table-cell>
          <table:table-cell/>
        </table:table-row>
        <table:table-row table:style-name="ro1">
          <table:table-cell office:value-type="string" calcext:value-type="string">
            <text:p>results-dim150-3-2-11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07947019868" calcext:value-type="float">
            <text:p>0.8079470199</text:p>
          </table:table-cell>
          <table:table-cell office:value-type="string" calcext:value-type="string">
            <text:p><text:s/>for ml-(3)-2-11-W2V-3 (11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28476821192" calcext:value-type="float">
            <text:p>0.7284768212</text:p>
          </table:table-cell>
          <table:table-cell office:value-type="string" calcext:value-type="string">
            <text:p><text:s/>for ml-(3)-2-11-W2V-3 (12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2119205298" calcext:value-type="float">
            <text:p>0.821192053</text:p>
          </table:table-cell>
          <table:table-cell office:value-type="string" calcext:value-type="string">
            <text:p><text:s/>for ml-(3)-2-11-W2V-3 (13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41721854305" calcext:value-type="float">
            <text:p>0.7417218543</text:p>
          </table:table-cell>
          <table:table-cell office:value-type="string" calcext:value-type="string">
            <text:p><text:s/>for ml-(3)-2-11-W2V-3 (14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48344370861" calcext:value-type="float">
            <text:p>0.7483443709</text:p>
          </table:table-cell>
          <table:table-cell office:value-type="string" calcext:value-type="string">
            <text:p><text:s/>for ml-(3)-2-11-W2V-3 (15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14569536424" calcext:value-type="float">
            <text:p>0.8145695364</text:p>
          </table:table-cell>
          <table:table-cell office:value-type="string" calcext:value-type="string">
            <text:p><text:s/>for ml-(3)-2-11-W2V-3 (16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34437086093" calcext:value-type="float">
            <text:p>0.8344370861</text:p>
          </table:table-cell>
          <table:table-cell office:value-type="string" calcext:value-type="string">
            <text:p><text:s/>for ml-(3)-2-11-W2V-3 (17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6821192053" calcext:value-type="float">
            <text:p>0.7682119205</text:p>
          </table:table-cell>
          <table:table-cell office:value-type="string" calcext:value-type="string">
            <text:p><text:s/>for ml-(3)-2-11-W2V-3 (18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81456953642" calcext:value-type="float">
            <text:p>0.7814569536</text:p>
          </table:table-cell>
          <table:table-cell office:value-type="string" calcext:value-type="string">
            <text:p><text:s/>for ml-(3)-2-11-W2V-3 (19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88079470199" calcext:value-type="float">
            <text:p>0.7880794702</text:p>
          </table:table-cell>
          <table:table-cell office:value-type="string" calcext:value-type="string">
            <text:p><text:s/>for ml-(3)-2-11-W2V-3 (20)</text:p>
          </table:table-cell>
          <table:table-cell/>
        </table:table-row>
        <table:table-row table:style-name="ro1">
          <table:table-cell office:value-type="string" calcext:value-type="string">
            <text:p>results-dim50-3-2-11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61589403974" calcext:value-type="float">
            <text:p>0.761589404</text:p>
          </table:table-cell>
          <table:table-cell office:value-type="string" calcext:value-type="string">
            <text:p><text:s/>for ml-(3)-2-11-W2V-3 (11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54966887417" calcext:value-type="float">
            <text:p>0.7549668874</text:p>
          </table:table-cell>
          <table:table-cell office:value-type="string" calcext:value-type="string">
            <text:p><text:s/>for ml-(3)-2-11-W2V-3 (12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07947019868" calcext:value-type="float">
            <text:p>0.8079470199</text:p>
          </table:table-cell>
          <table:table-cell office:value-type="string" calcext:value-type="string">
            <text:p><text:s/>for ml-(3)-2-11-W2V-3 (13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01986754967" calcext:value-type="float">
            <text:p>0.701986755</text:p>
          </table:table-cell>
          <table:table-cell office:value-type="string" calcext:value-type="string">
            <text:p><text:s/>for ml-(3)-2-11-W2V-3 (14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07947019868" calcext:value-type="float">
            <text:p>0.8079470199</text:p>
          </table:table-cell>
          <table:table-cell office:value-type="string" calcext:value-type="string">
            <text:p><text:s/>for ml-(3)-2-11-W2V-3 (15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48344370861" calcext:value-type="float">
            <text:p>0.7483443709</text:p>
          </table:table-cell>
          <table:table-cell office:value-type="string" calcext:value-type="string">
            <text:p><text:s/>for ml-(3)-2-11-W2V-3 (16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814569536424" calcext:value-type="float">
            <text:p>0.8145695364</text:p>
          </table:table-cell>
          <table:table-cell office:value-type="string" calcext:value-type="string">
            <text:p><text:s/>for ml-(3)-2-11-W2V-3 (17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81456953642" calcext:value-type="float">
            <text:p>0.7814569536</text:p>
          </table:table-cell>
          <table:table-cell office:value-type="string" calcext:value-type="string">
            <text:p><text:s/>for ml-(3)-2-11-W2V-3 (18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28476821192" calcext:value-type="float">
            <text:p>0.7284768212</text:p>
          </table:table-cell>
          <table:table-cell office:value-type="string" calcext:value-type="string">
            <text:p><text:s/>for ml-(3)-2-11-W2V-3 (19)</text:p>
          </table:table-cell>
          <table:table-cell/>
        </table:table-row>
        <table:table-row table:style-name="ro1">
          <table:table-cell office:value-type="string" calcext:value-type="string">
            <text:p>Test accuracy: </text:p>
          </table:table-cell>
          <table:table-cell office:value-type="float" office:value="0.781456953642" calcext:value-type="float">
            <text:p>0.7814569536</text:p>
          </table:table-cell>
          <table:table-cell office:value-type="string" calcext:value-type="string">
            <text:p><text:s/>for ml-(3)-2-11-W2V-3 (20)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W2V Dimension Evalu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0.761589403974" calcext:value-type="float">
            <text:p>0.761589404</text:p>
          </table:table-cell>
          <table:table-cell office:value-type="float" office:value="0.814569536424" calcext:value-type="float">
            <text:p>0.8145695364</text:p>
          </table:table-cell>
          <table:table-cell office:value-type="float" office:value="0.807947019868" calcext:value-type="float">
            <text:p>0.8079470199</text:p>
          </table:table-cell>
        </table:table-row>
        <table:table-row table:style-name="ro1">
          <table:table-cell/>
          <table:table-cell office:value-type="float" office:value="0.754966887417" calcext:value-type="float">
            <text:p>0.7549668874</text:p>
          </table:table-cell>
          <table:table-cell office:value-type="float" office:value="0.788079470199" calcext:value-type="float">
            <text:p>0.7880794702</text:p>
          </table:table-cell>
          <table:table-cell office:value-type="float" office:value="0.728476821192" calcext:value-type="float">
            <text:p>0.7284768212</text:p>
          </table:table-cell>
        </table:table-row>
        <table:table-row table:style-name="ro1">
          <table:table-cell/>
          <table:table-cell office:value-type="float" office:value="0.807947019868" calcext:value-type="float">
            <text:p>0.8079470199</text:p>
          </table:table-cell>
          <table:table-cell office:value-type="float" office:value="0.774834437086" calcext:value-type="float">
            <text:p>0.7748344371</text:p>
          </table:table-cell>
          <table:table-cell office:value-type="float" office:value="0.82119205298" calcext:value-type="float">
            <text:p>0.821192053</text:p>
          </table:table-cell>
        </table:table-row>
        <table:table-row table:style-name="ro1">
          <table:table-cell/>
          <table:table-cell office:value-type="float" office:value="0.701986754967" calcext:value-type="float">
            <text:p>0.701986755</text:p>
          </table:table-cell>
          <table:table-cell office:value-type="float" office:value="0.827814569536" calcext:value-type="float">
            <text:p>0.8278145695</text:p>
          </table:table-cell>
          <table:table-cell office:value-type="float" office:value="0.741721854305" calcext:value-type="float">
            <text:p>0.7417218543</text:p>
          </table:table-cell>
        </table:table-row>
        <table:table-row table:style-name="ro1">
          <table:table-cell/>
          <table:table-cell office:value-type="float" office:value="0.807947019868" calcext:value-type="float">
            <text:p>0.8079470199</text:p>
          </table:table-cell>
          <table:table-cell office:value-type="float" office:value="0.774834437086" calcext:value-type="float">
            <text:p>0.7748344371</text:p>
          </table:table-cell>
          <table:table-cell office:value-type="float" office:value="0.748344370861" calcext:value-type="float">
            <text:p>0.7483443709</text:p>
          </table:table-cell>
        </table:table-row>
        <table:table-row table:style-name="ro1">
          <table:table-cell/>
          <table:table-cell office:value-type="float" office:value="0.748344370861" calcext:value-type="float">
            <text:p>0.7483443709</text:p>
          </table:table-cell>
          <table:table-cell office:value-type="float" office:value="0.774834437086" calcext:value-type="float">
            <text:p>0.7748344371</text:p>
          </table:table-cell>
          <table:table-cell office:value-type="float" office:value="0.814569536424" calcext:value-type="float">
            <text:p>0.8145695364</text:p>
          </table:table-cell>
        </table:table-row>
        <table:table-row table:style-name="ro1">
          <table:table-cell/>
          <table:table-cell office:value-type="float" office:value="0.814569536424" calcext:value-type="float">
            <text:p>0.8145695364</text:p>
          </table:table-cell>
          <table:table-cell office:value-type="float" office:value="0.781456953642" calcext:value-type="float">
            <text:p>0.7814569536</text:p>
          </table:table-cell>
          <table:table-cell office:value-type="float" office:value="0.834437086093" calcext:value-type="float">
            <text:p>0.8344370861</text:p>
          </table:table-cell>
        </table:table-row>
        <table:table-row table:style-name="ro1">
          <table:table-cell/>
          <table:table-cell table:number-columns-repeated="2" office:value-type="float" office:value="0.781456953642" calcext:value-type="float">
            <text:p>0.7814569536</text:p>
          </table:table-cell>
          <table:table-cell office:value-type="float" office:value="0.76821192053" calcext:value-type="float">
            <text:p>0.7682119205</text:p>
          </table:table-cell>
        </table:table-row>
        <table:table-row table:style-name="ro1">
          <table:table-cell/>
          <table:table-cell office:value-type="float" office:value="0.728476821192" calcext:value-type="float">
            <text:p>0.7284768212</text:p>
          </table:table-cell>
          <table:table-cell office:value-type="float" office:value="0.754966887417" calcext:value-type="float">
            <text:p>0.7549668874</text:p>
          </table:table-cell>
          <table:table-cell office:value-type="float" office:value="0.781456953642" calcext:value-type="float">
            <text:p>0.7814569536</text:p>
          </table:table-cell>
        </table:table-row>
        <table:table-row table:style-name="ro1">
          <table:table-cell/>
          <table:table-cell office:value-type="float" office:value="0.781456953642" calcext:value-type="float">
            <text:p>0.7814569536</text:p>
          </table:table-cell>
          <table:table-cell office:value-type="float" office:value="0.76821192053" calcext:value-type="float">
            <text:p>0.7682119205</text:p>
          </table:table-cell>
          <table:table-cell office:value-type="float" office:value="0.788079470199" calcext:value-type="float">
            <text:p>0.78807947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40:.B49])" office:value-type="float" office:value="0.7688741721855" calcext:value-type="float">
            <text:p>0.7688741722</text:p>
          </table:table-cell>
          <table:table-cell table:formula="of:=AVERAGE([.C40:.C49])" office:value-type="float" office:value="0.7841059602648" calcext:value-type="float">
            <text:p>0.7841059603</text:p>
          </table:table-cell>
          <table:table-cell table:formula="of:=AVERAGE([.D40:.D49])" office:value-type="float" office:value="0.7834437086094" calcext:value-type="float">
            <text:p>0.7834437086</text:p>
          </table:table-cell>
        </table:table-row>
        <table:table-row table:style-name="ro1">
          <table:table-cell/>
          <table:table-cell table:formula="of:=STDEV([.B40:.B49])" office:value-type="float" office:value="0.0368660030873034" calcext:value-type="float">
            <text:p>0.0368660031</text:p>
          </table:table-cell>
          <table:table-cell table:formula="of:=STDEV([.C40:.C49])" office:value-type="float" office:value="0.0216740621785789" calcext:value-type="float">
            <text:p>0.0216740622</text:p>
          </table:table-cell>
          <table:table-cell table:formula="of:=STDEV([.D40:.D49])" office:value-type="float" office:value="0.0362797336568827" calcext:value-type="float">
            <text:p>0.03627973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table:formula="of:=CONCATENATE(ROUND([.B51];3);&quot; ± &quot;;ROUND([.B52];3))" office:value-type="string" office:string-value="0.769 ± 0.037" calcext:value-type="string">
            <text:p>0.769 ± 0.037</text:p>
          </table:table-cell>
          <table:table-cell table:style-name="ce2" table:formula="of:=CONCATENATE(ROUND([.C51];3);&quot; ± &quot;;ROUND([.C52];3))" office:value-type="string" office:string-value="0.784 ± 0.022" calcext:value-type="string">
            <text:p>0.784 ± 0.022</text:p>
          </table:table-cell>
          <table:table-cell table:style-name="ce1" table:formula="of:=CONCATENATE(ROUND([.D51];3);&quot; ± &quot;;ROUND([.D52];3))" office:value-type="string" office:string-value="0.783 ± 0.036" calcext:value-type="string">
            <text:p>0.783 ± 0.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59:03.566716221</meta:creation-date>
    <dc:date>2018-11-26T17:54:54.910214059</dc:date>
    <meta:editing-duration>PT55M51S</meta:editing-duration>
    <meta:editing-cycles>2</meta:editing-cycles>
    <meta:generator>LibreOffice/5.1.6.2$Linux_X86_64 LibreOffice_project/10m0$Build-2</meta:generator>
    <meta:document-statistic meta:table-count="1" meta:cell-count="136" meta:object-count="0"/>
  </office:meta>
</office:document-meta>
</file>